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015AE6A02736759A7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4pt" officeooo:rsid="000acb49" officeooo:paragraph-rsid="000acb49" style:font-size-asian="14pt" style:font-size-complex="14pt"/>
    </style:style>
    <style:style style:name="P2" style:family="paragraph" style:parent-style-name="Standard">
      <style:text-properties style:font-name="Calibri" fo:font-size="14pt" officeooo:rsid="000ca149" officeooo:paragraph-rsid="000ca149" style:font-size-asian="14pt" style:font-size-complex="14pt"/>
    </style:style>
    <style:style style:name="P3" style:family="paragraph" style:parent-style-name="Standard">
      <style:text-properties style:font-name="Calibri" fo:font-size="14pt" officeooo:rsid="000ca149" officeooo:paragraph-rsid="000db80b" style:font-size-asian="14pt" style:font-size-complex="14pt"/>
    </style:style>
    <style:style style:name="P4" style:family="paragraph" style:parent-style-name="Standard" style:list-style-name="L1">
      <style:text-properties officeooo:paragraph-rsid="000ca149"/>
    </style:style>
    <style:style style:name="P5" style:family="paragraph" style:parent-style-name="Standard" style:list-style-name="L1">
      <style:text-properties style:font-name="Calibri" fo:font-size="14pt" officeooo:rsid="000ca149" officeooo:paragraph-rsid="000ca149" style:font-size-asian="14pt" style:font-size-complex="14pt"/>
    </style:style>
    <style:style style:name="P6" style:family="paragraph" style:parent-style-name="Standard">
      <style:text-properties style:font-name="Calibri" fo:font-size="14pt" officeooo:rsid="000ca149" officeooo:paragraph-rsid="000eca35" style:font-size-asian="14pt" style:font-size-complex="14pt"/>
    </style:style>
    <style:style style:name="P7" style:family="paragraph" style:parent-style-name="Standard" style:list-style-name="L2">
      <style:text-properties style:font-name="Calibri" fo:font-size="14pt" officeooo:rsid="000db80b" officeooo:paragraph-rsid="000db80b" style:font-size-asian="14pt" style:font-size-complex="14pt"/>
    </style:style>
    <style:style style:name="P8" style:family="paragraph" style:parent-style-name="Standard" style:list-style-name="L3">
      <style:text-properties style:font-name="Calibri" fo:font-size="14pt" officeooo:rsid="000ff4b1" officeooo:paragraph-rsid="000ff4b1" style:font-size-asian="14pt" style:font-size-complex="14pt"/>
    </style:style>
    <style:style style:name="P9" style:family="paragraph" style:parent-style-name="Standard">
      <style:text-properties style:font-name="Calibri" fo:font-size="14pt" officeooo:rsid="000ff4b1" officeooo:paragraph-rsid="000ff4b1" style:font-size-asian="14pt" style:font-size-complex="14pt"/>
    </style:style>
    <style:style style:name="P10" style:family="paragraph" style:parent-style-name="Standard" style:list-style-name="L5">
      <style:text-properties style:font-name="Calibri" fo:font-size="14pt" officeooo:rsid="000ff4b1" officeooo:paragraph-rsid="001148b1" style:font-size-asian="14pt" style:font-size-complex="14pt"/>
    </style:style>
    <style:style style:name="P11" style:family="paragraph" style:parent-style-name="Standard" style:list-style-name="L5">
      <style:text-properties style:font-name="Calibri" fo:font-size="14pt" officeooo:rsid="000ff4b1" officeooo:paragraph-rsid="000ff4b1" style:font-size-asian="14pt" style:font-size-complex="14pt"/>
    </style:style>
    <style:style style:name="P12" style:family="paragraph" style:parent-style-name="Standard">
      <style:text-properties style:font-name="Calibri" fo:font-size="14pt" officeooo:rsid="001148b1" officeooo:paragraph-rsid="001148b1" style:font-size-asian="14pt" style:font-size-complex="14pt"/>
    </style:style>
    <style:style style:name="P13" style:family="paragraph" style:parent-style-name="Standard">
      <style:text-properties style:font-name="Calibri" fo:font-size="16pt" officeooo:rsid="001148b1" officeooo:paragraph-rsid="001148b1" style:font-size-asian="16pt" style:font-size-complex="16pt"/>
    </style:style>
    <style:style style:name="P14" style:family="paragraph" style:parent-style-name="Standard">
      <style:text-properties style:font-name="Calibri" fo:font-size="16pt" officeooo:rsid="000ca149" officeooo:paragraph-rsid="000eca35" style:font-size-asian="16pt" style:font-size-complex="16pt"/>
    </style:style>
    <style:style style:name="P15" style:family="paragraph" style:parent-style-name="Standard">
      <style:text-properties style:font-name="Calibri" fo:font-size="16pt" fo:font-weight="bold" officeooo:rsid="001148b1" officeooo:paragraph-rsid="001148b1" style:font-size-asian="16pt" style:font-weight-asian="bold" style:font-size-complex="16pt" style:font-weight-complex="bold"/>
    </style:style>
    <style:style style:name="P16" style:family="paragraph" style:parent-style-name="Standard">
      <style:text-properties style:font-name="Calibri" fo:font-size="16pt" fo:font-weight="bold" officeooo:rsid="000ca149" officeooo:paragraph-rsid="000ca149" style:font-size-asian="16pt" style:font-weight-asian="bold" style:font-size-complex="16pt" style:font-weight-complex="bold"/>
    </style:style>
    <style:style style:name="P17" style:family="paragraph" style:parent-style-name="Standard">
      <style:text-properties style:font-name="Calibri" fo:font-size="16pt" fo:font-weight="bold" officeooo:rsid="000ff4b1" officeooo:paragraph-rsid="001148b1" style:font-size-asian="16pt" style:font-weight-asian="bold" style:font-size-complex="16pt" style:font-weight-complex="bold"/>
    </style:style>
    <style:style style:name="P18" style:family="paragraph" style:parent-style-name="Standard">
      <style:text-properties style:font-name="Calibri" fo:font-size="18pt" fo:font-weight="bold" officeooo:rsid="000acb49" officeooo:paragraph-rsid="000acb49" style:font-size-asian="18pt" style:font-weight-asian="bold" style:font-size-complex="18pt" style:font-weight-complex="bold"/>
    </style:style>
    <style:style style:name="P19" style:family="paragraph" style:parent-style-name="Standard" style:list-style-name="L2">
      <style:text-properties officeooo:rsid="000db80b" officeooo:paragraph-rsid="000db80b"/>
    </style:style>
    <style:style style:name="P20" style:family="paragraph" style:parent-style-name="Standard" style:list-style-name="L3">
      <style:text-properties officeooo:paragraph-rsid="000eca35"/>
    </style:style>
    <style:style style:name="P21" style:family="paragraph" style:parent-style-name="Standard">
      <style:text-properties fo:font-size="16pt" fo:font-weight="bold" officeooo:rsid="000db80b" officeooo:paragraph-rsid="000db80b" style:font-size-asian="16pt" style:font-weight-asian="bold" style:font-size-complex="16pt" style:font-weight-complex="bold"/>
    </style:style>
    <style:style style:name="P22" style:family="paragraph" style:parent-style-name="Standard" style:list-style-name="L5">
      <style:text-properties officeooo:paragraph-rsid="001148b1"/>
    </style:style>
    <style:style style:name="P23" style:family="paragraph" style:parent-style-name="Standard">
      <style:text-properties officeooo:paragraph-rsid="001148b1"/>
    </style:style>
    <style:style style:name="P24" style:family="paragraph" style:parent-style-name="Standard" style:list-style-name="L6">
      <style:text-properties officeooo:rsid="001148b1" officeooo:paragraph-rsid="001148b1"/>
    </style:style>
    <style:style style:name="P25" style:family="paragraph" style:parent-style-name="Standard">
      <style:text-properties officeooo:rsid="001148b1" officeooo:paragraph-rsid="001148b1"/>
    </style:style>
    <style:style style:name="T1" style:family="text">
      <style:text-properties style:font-name="Calibri"/>
    </style:style>
    <style:style style:name="T2" style:family="text">
      <style:text-properties style:font-name="Calibri" fo:font-size="14pt" style:font-size-asian="14pt" style:font-size-complex="14pt"/>
    </style:style>
    <style:style style:name="T3" style:family="text">
      <style:text-properties style:font-name="Calibri" fo:font-size="14pt" officeooo:rsid="000ca149" style:font-size-asian="14pt" style:font-size-complex="14pt"/>
    </style:style>
    <style:style style:name="T4" style:family="text">
      <style:text-properties style:font-name="Calibri" fo:font-size="14pt" officeooo:rsid="000db80b" style:font-size-asian="14pt" style:font-size-complex="14pt"/>
    </style:style>
    <style:style style:name="T5" style:family="text">
      <style:text-properties style:font-name="Calibri" fo:font-size="14pt" officeooo:rsid="000eca35" style:font-size-asian="14pt" style:font-size-complex="14pt"/>
    </style:style>
    <style:style style:name="T6" style:family="text">
      <style:text-properties style:font-name="Calibri" fo:font-size="14pt" officeooo:rsid="000ff4b1" style:font-size-asian="14pt" style:font-size-complex="14pt"/>
    </style:style>
    <style:style style:name="T7" style:family="text">
      <style:text-properties style:font-name="Calibri" fo:font-size="14pt" officeooo:rsid="001148b1" style:font-size-asian="14pt" style:font-size-complex="14pt"/>
    </style:style>
    <style:style style:name="T8" style:family="text">
      <style:text-properties style:font-name="Calibri" officeooo:rsid="001148b1"/>
    </style:style>
    <style:style style:name="T9" style:family="text">
      <style:text-properties officeooo:rsid="000db80b"/>
    </style:style>
    <style:style style:name="T10" style:family="text">
      <style:text-properties officeooo:rsid="000ff4b1"/>
    </style:style>
    <style:style style:name="T11" style:family="text">
      <style:text-properties officeooo:rsid="001148b1"/>
    </style:style>
    <style:style style:name="T12" style:family="text">
      <style:text-properties fo:font-weight="bold" style:font-weight-asian="bold" style:font-weight-complex="bold"/>
    </style:style>
    <style:style style:name="T13" style:family="text">
      <style:text-properties fo:font-weight="bold" officeooo:rsid="001148b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e responsive design <text:span text:style-name="T10">(RD)</text:span></text:p>
      <text:p text:style-name="P1"/>
      <text:p text:style-name="P3">C’est la conception d’un site dans le but de lui permettre de s’adapter automatiquement à la taille de l’écran de l’utilisateur. </text:p>
      <text:p text:style-name="P3"/>
      <text:p text:style-name="P3">L’augmentation des connections à internet via des téléphones mobile <text:span text:style-name="T10">a</text:span> amené les moteurs de recherche <text:span text:style-name="T9">(surtout Google depuis 2018),</text:span> à favoriser les sites qui sont conçu en responsive.</text:p>
      <text:p text:style-name="P3"/>
      <text:p text:style-name="P16"><text:span text:style-name="T10">L’</text:span>objectif <text:span text:style-name="T10">du RD</text:span> :</text:p>
      <text:list text:style-name="L1">
        <text:list-item>
          <text:p text:style-name="P4"><text:span text:style-name="T3">D’abord le référencement, </text:span><text:span text:style-name="T4">c’est un élément important pour le référencement naturel (SEO)</text:span><text:span text:style-name="T3">. </text:span></text:p>
        </text:list-item>
        <text:list-item>
          <text:p text:style-name="P5">Puis l’expérience utilisateur (UX) ou confort de navigation.</text:p>
        </text:list-item>
      </text:list>
      <text:p text:style-name="P2"/>
      <text:p text:style-name="P21"><text:span text:style-name="T8">Le</text:span><text:span text:style-name="T1">s étapes nécessaire :</text:span></text:p>
      <text:list text:style-name="L2">
        <text:list-item>
          <text:p text:style-name="P7">Il faut avoir une idée des attentes et des besoins de l’internaute, se demander qu’est ce qu’il cherche, qu’est ce qui est vraiment utile et comment améliorer sa navigation.</text:p>
        </text:list-item>
        <text:list-item>
          <text:p text:style-name="P7">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19"><text:span text:style-name="T2">Le code HTML doit aussi être allégé en évitant les positionnements absolus, les imbrications de div</text:span><text:span text:style-name="T5">s</text:span><text:span text:style-name="T2">. Pour la mise en page elle doit être dans </text:span><text:span text:style-name="T6">un</text:span><text:span text:style-name="T2"> fichier séparé . L’utilisation du HTML5 et le respect des normes du W3C sont fortement recommandés.</text:span></text:p>
        </text:list-item>
        <text:list-item>
          <text:p text:style-name="P19"><text:span text:style-name="T2">Bien se servir de la balise meta viewport, elle permet de définir les dimensions de la page web. </text:span><text:span text:style-name="T6">Elle est i</text:span><text:span text:style-name="T2">mportante pour </text:span><text:span text:style-name="T5">permettre</text:span><text:span text:style-name="T2"> la simulation du vrai format de la page sans altération de </text:span><text:span text:style-name="T5">résolution</text:span><text:span text:style-name="T2">.</text:span></text:p>
        </text:list-item>
      </text:list>
      <text:list text:style-name="L3">
        <text:list-item>
          <text:p text:style-name="P20"><draw:frame draw:style-name="fr1" draw:name="Image1" text:anchor-type="char" svg:x="1.334cm" svg:y="0.328cm" svg:width="14.58cm" svg:height="0.556cm" draw:z-index="0"><draw:image xlink:href="Pictures/100000010000022700000015AE6A02736759A7BD.png" xlink:type="simple" xlink:show="embed" xlink:actuate="onLoad" draw:mime-type="image/png"/></draw:frame><text:span text:style-name="T5">Utiliser les media queries, ou requêtes média qui sont des spécifications des feuilles de style CSS3. En fonction de conditions définies elles adaptent automatiquement le design d’une page au format de l’écran. Aussi il faut paramétrer les règles d’affichage des divs, </text:span><text:span text:style-name="T6">ces règles utilisent les préfixes min- et max-, plus d’autres critères :</text:span></text:p>
          <text:list>
            <text:list-item>
              <text:list>
                <text:list-item>
                  <text:p text:style-name="P8">width qui contrôle la largeur d’affichage.</text:p>
                </text:list-item>
                <text:list-item>
                  <text:p text:style-name="P8">height pour la hauteur.</text:p>
                </text:list-item>
                <text:list-item>
                  <text:p text:style-name="P8">device-width pour la référence à la largeur de l’écran.</text:p>
                </text:list-item>
                <text:list-item>
                  <text:p text:style-name="P8">device-height pour la référence à la hauteur de l’écran.</text:p>
                </text:list-item>
                <text:list-item>
                  <text:p text:style-name="P8">orientation pour les modes portrait ou paysage de l’écran.</text:p>
                </text:list-item>
                <text:list-item>
                  <text:p text:style-name="P8"><text:soft-page-break/>aspect-ration pour définir le ratio entre la largeur et la hauteur de l’écran.</text:p>
                </text:list-item>
              </text:list>
            </text:list-item>
          </text:list>
        </text:list-item>
      </text:list>
      <text:p text:style-name="P9"/>
      <text:p text:style-name="P17">Les tailles standards des écrans en ce moment sont :</text:p>
      <text:list xml:id="list2392309964" text:style-name="L5">
        <text:list-item>
          <text:p text:style-name="P22"><text:span text:style-name="T6">De 480 à 720 px pour les téléphones mobiles.</text:span></text:p>
        </text:list-item>
        <text:list-item>
          <text:p text:style-name="P11">De 768 à 900 px pour les tablettes en mode portrait.</text:p>
        </text:list-item>
        <text:list-item>
          <text:p text:style-name="P10">De 900 à 1024 px <text:span text:style-name="T11">pour les tablettes en mode paysage.</text:span></text:p>
        </text:list-item>
        <text:list-item>
          <text:p text:style-name="P10"><text:span text:style-name="T11">De 1024 à 1200 px pour les ordinateur fixe ou portable.</text:span></text:p>
        </text:list-item>
      </text:list>
      <text:p text:style-name="P6"><text:tab/></text:p>
      <text:p text:style-name="P14"><text:span text:style-name="T13">L’utilisation des grilles flexibles</text:span></text:p>
      <text:p text:style-name="P12">Un site en RD doit utiliser des grilles flexibles, ce sont des cellules de contenu et elles vont permettre aux éléments du site de s’ajuster aux écrans de l’internaute.</text:p>
      <text:p text:style-name="P12"/>
      <text:p text:style-name="P15">Adapter l’ergonomie à l’usag mobile</text:p>
      <text:p text:style-name="P12">Puisque les internautes préfèrent le mobile et que les moteurs de recherche le privilégie le développeur se doit de concevoir son site dans ce sens.</text:p>
      <text:p text:style-name="P12">Donc il faut penser chaque élément comme un bloc pouvant s’aligner sur une même colonne.</text:p>
      <text:p text:style-name="P12">Tenir compte des écrans tactiles et prévoir des zones cliquable.</text:p>
      <text:p text:style-name="P12">Éviter la surcharge de fonctionnalités qui peuvent paraître justifiés sur un ordinateur de bureau mais nuisent à l’expérience utilisateur sur un téléphone mobile. Exemple, des popups intempestifs occupant tout l’écran, des listes déroulantes qui augment le nombre de clics (3 clics maxi de préférence) et enfin tout se qui se déclenche sans la demande de l’internaute.</text:p>
      <text:p text:style-name="P12"/>
      <text:p text:style-name="P13"><text:span text:style-name="T12">Penser à adapter les images</text:span></text:p>
      <text:p text:style-name="P12">Dans le RD les images doivent être traitées de façon qu’elles s’affichent correctement sur tous les écrans. Sinon elles dégradent l’expérience utilisateur plus qu’elles ne la servent.</text:p>
      <text:p text:style-name="P12">Pour éviter cela il faut penser aux différentes tailles dans les média queries.</text:p>
      <text:p text:style-name="P12"/>
      <text:p text:style-name="P12">En conclusion</text:p>
      <text:p text:style-name="P12"/>
      <text:p text:style-name="P23"><text:span text:style-name="T7">Il faut se demander jusque où le développeur doit-il optimiser son design pour le mobile ? Ce n’est pas lui qui décide se sont :</text:span></text:p>
      <text:list text:style-name="L6">
        <text:list-item>
          <text:p text:style-name="P24"><text:span text:style-name="T2">Les objectifs</text:span></text:p>
        </text:list-item>
        <text:list-item>
          <text:p text:style-name="P24"><text:span text:style-name="T2">La cilble</text:span></text:p>
        </text:list-item>
        <text:list-item>
          <text:p text:style-name="P24"><text:span text:style-name="T2">Le budget</text:span></text:p>
        </text:list-item>
      </text:list>
      <text:p text:style-name="P25"><text:span text:style-name="T2">Le développeur ne décide pas seul, il travaille avec une équipe mais aussi avec un client.</text:span></text:p>
      <text:p text:style-name="P2"/>
      <text:p text:style-name="P2"><text:a xlink:type="simple" xlink:href="https://blog.hubspot.fr/website/site-responsive-design" text:style-name="Internet_20_link" text:visited-style-name="Visited_20_Internet_20_Link">https://blog.hubspot.fr/website/site-responsive-design</text:a></text:p>
      <text:p text:style-name="P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9T17:19:09.720000000</meta:creation-date>
    <dc:date>2023-03-20T18:01:36.427000000</dc:date>
    <meta:editing-duration>PT2H24M19S</meta:editing-duration>
    <meta:editing-cycles>6</meta:editing-cycles>
    <meta:generator>LibreOffice/7.4.5.1$Windows_X86_64 LibreOffice_project/9c0871452b3918c1019dde9bfac75448afc4b57f</meta:generator>
    <meta:document-statistic meta:table-count="0" meta:image-count="1" meta:object-count="0" meta:page-count="3" meta:paragraph-count="41" meta:word-count="646" meta:character-count="3851" meta:non-whitespace-character-count="3262"/>
  </office:meta>
</office:document-meta>
</file>